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fill-color="#b2b2b2" draw:textarea-horizontal-align="justify" draw:textarea-vertical-align="middle" draw:auto-grow-height="false" fo:min-height="7.385cm" fo:min-width="6.864cm"/>
    </style:style>
    <style:style style:name="gr2" style:family="graphic" style:parent-style-name="standard">
      <style:graphic-properties svg:stroke-color="#b19cd9" draw:fill-color="#b19cd9" draw:textarea-horizontal-align="justify" draw:textarea-vertical-align="middle" draw:auto-grow-height="false" fo:min-height="6.665cm" fo:min-width="6.146cm"/>
    </style:style>
    <style:style style:name="gr3" style:family="graphic" style:parent-style-name="standard">
      <style:graphic-properties svg:stroke-color="#b2b2b2" draw:fill-color="#b2b2b2" draw:textarea-horizontal-align="justify" draw:textarea-vertical-align="middle" draw:auto-grow-height="false" fo:min-height="2.444cm" fo:min-width="2.194cm"/>
    </style:style>
    <style:style style:name="gr4" style:family="graphic" style:parent-style-name="standard">
      <style:graphic-properties svg:stroke-color="#b2b2b2" draw:fill-color="#b2b2b2" draw:textarea-horizontal-align="justify" draw:textarea-vertical-align="middle" draw:auto-grow-height="false" fo:min-height="4.511cm" fo:min-width="4.081cm"/>
    </style:style>
    <style:style style:name="gr5" style:family="graphic" style:parent-style-name="standard">
      <style:graphic-properties svg:stroke-color="#666666" draw:fill-color="#666666" draw:textarea-horizontal-align="justify" draw:textarea-vertical-align="middle" draw:auto-grow-height="false" fo:min-height="2.086cm" fo:min-width="1.76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2.086cm" fo:min-width="1.745cm"/>
    </style:style>
    <style:style style:name="gr7" style:family="graphic" style:parent-style-name="standard">
      <style:graphic-properties svg:stroke-color="#b2b2b2" draw:fill-color="#b2b2b2" draw:textarea-horizontal-align="justify" draw:textarea-vertical-align="middle" draw:auto-grow-height="false" fo:min-height="0.639cm" fo:min-width="3.056cm"/>
    </style:style>
    <style:style style:name="gr8" style:family="graphic" style:parent-style-name="standard">
      <style:graphic-properties svg:stroke-color="#b2b2b2" draw:fill-color="#b2b2b2" draw:textarea-horizontal-align="justify" draw:textarea-vertical-align="middle" draw:auto-grow-height="false" fo:min-height="0.385cm" fo:min-width="2.548cm"/>
    </style:style>
    <style:style style:name="gr9" style:family="graphic" style:parent-style-name="standard">
      <style:graphic-properties svg:stroke-color="#b2b2b2" draw:fill-color="#b2b2b2" draw:textarea-horizontal-align="justify" draw:textarea-vertical-align="middle" draw:auto-grow-height="false" fo:min-height="0.012cm" fo:min-width="2.04cm"/>
    </style:style>
    <style:style style:name="gr10" style:family="graphic" style:parent-style-name="standard">
      <style:graphic-properties svg:stroke-color="#b2b2b2" draw:fill-color="#b2b2b2" draw:textarea-horizontal-align="justify" draw:textarea-vertical-align="middle" draw:auto-grow-height="false" fo:min-height="0.012cm" fo:min-width="1.405cm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012cm" fo:min-width="0.77cm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004cm" fo:min-width="0.262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b19cd9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414cm" svg:height="10.795cm" svg:x="5.191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398cm" svg:height="9.779cm" svg:x="5.699cm" svg:y="2.1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3.81cm" svg:height="3.81cm" svg:x="8.493cm" svg:y="3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6.477cm" svg:height="6.731cm" svg:x="7.223cm" svg:y="7.7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3.203cm" svg:height="3.302cm" svg:x="8.747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175cm" svg:height="3.302cm" svg:x="8.874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556cm" svg:height="0.889cm" svg:x="8.62cm" svg:y="5.0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048cm" svg:height="0.635cm" svg:x="8.874cm" svg:y="4.5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54cm" svg:height="0.262cm" svg:x="9.128cm" svg:y="4.3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905cm" svg:height="0.262cm" svg:x="9.509cm" svg:y="4.1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262cm" svg:x="9.763cm" svg:y="3.90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762cm" svg:height="0.254cm" svg:x="11.247cm" svg:y="4.8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6:07:42.716615149</meta:creation-date>
    <dc:date>2019-06-24T16:38:36.188930516</dc:date>
    <meta:editing-duration>PT10M15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